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7mm" svg:height="90.05mm" svg:x="206.23mm" svg:y="23.37mm">
            <draw:object draw:notify-on-update-of-ranges="Tabelle1.A2:Tabelle1.A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8.87mm" svg:y="11.61mm">
            <draw:object draw:notify-on-update-of-ranges="Tabelle1.A2:Tabelle1.A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float" office:value="51.07691269" calcext:value-type="float">
            <text:p>51,07691269</text:p>
          </table:table-cell>
        </table:table-row>
        <table:table-row table:style-name="ro1">
          <table:table-cell office:value-type="float" office:value="47.19230662" calcext:value-type="float">
            <text:p>47,19230662</text:p>
          </table:table-cell>
        </table:table-row>
        <table:table-row table:style-name="ro1">
          <table:table-cell office:value-type="float" office:value="6.3198213" calcext:value-type="float">
            <text:p>6,3198213</text:p>
          </table:table-cell>
        </table:table-row>
        <table:table-row table:style-name="ro1">
          <table:table-cell office:value-type="float" office:value="2.62656705" calcext:value-type="float">
            <text:p>2,62656705</text:p>
          </table:table-cell>
        </table:table-row>
        <table:table-row table:style-name="ro1">
          <table:table-cell office:value-type="float" office:value="8.64804349" calcext:value-type="float">
            <text:p>8,64804349</text:p>
          </table:table-cell>
        </table:table-row>
        <table:table-row table:style-name="ro1">
          <table:table-cell office:value-type="float" office:value="10.24638321" calcext:value-type="float">
            <text:p>10,24638321</text:p>
          </table:table-cell>
        </table:table-row>
        <table:table-row table:style-name="ro1">
          <table:table-cell office:value-type="float" office:value="23.86014544" calcext:value-type="float">
            <text:p>23,86014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1:31:22.823577784</meta:creation-date>
    <dc:date>2018-12-10T13:46:55.031423122</dc:date>
    <meta:editing-duration>PT2H5M22S</meta:editing-duration>
    <meta:editing-cycles>1</meta:editing-cycles>
    <meta:document-statistic meta:table-count="1" meta:cell-count="7" meta:object-count="2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Tabelle1.A2:Tabelle1.A8" chart:data-source-has-labels="both" svg:x="0.319cm" svg:y="0.18cm" svg:width="15.36cm" svg:height="8.646cm">
          <chartooo:coordinate-region svg:x="0.755cm" svg:y="0.38cm" svg:width="14.552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4.201cm" style:legend-expansion="high" chart:style-name="ch2"/>
        <chart:plot-area chart:style-name="ch3" table:cell-range-address="Tabelle1.A2:Tabelle1.A8" svg:x="0.32cm" svg:y="0.18cm" svg:width="12.693cm" svg:height="8.64cm">
          <chartooo:coordinate-region svg:x="0.941cm" svg:y="0.379cm" svg:width="11.97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2:Tabelle1.A8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.07691269">
                <text:p>51.07691269</text:p>
                <draw:g>
                  <svg:desc>Tabelle1.A2:Tabelle1.A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19230662">
                <text:p>47.19230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3198213">
                <text:p>6.3198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2656705">
                <text:p>2.62656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64804349">
                <text:p>8.64804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4638321">
                <text:p>10.246383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86014544">
                <text:p>23.860145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